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color="#1c1c1c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spreadsheet>
      <table:table table:name="python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2">
            <text:p>Python Notes</text:p>
          </table:table-cell>
          <table:covered-table-cell table:style-name="ce3"/>
          <table:covered-table-cell table:number-columns-repeated="2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pic</text:p>
          </table:table-cell>
          <table:table-cell table:style-name="ce2" office:value-type="string">
            <text:p>Method</text:p>
          </table:table-cell>
          <table:table-cell table:style-name="ce2" office:value-type="string" table:number-columns-spanned="2" table:number-rows-spanned="1">
            <text:p>Remarks</text:p>
          </table:table-cell>
          <table:covered-table-cell table:style-name="ce2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</table:table-row>
      </table:table>
      <table:table table:name="docker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4" office:value-type="string" table:number-columns-spanned="1" table:number-rows-spanned="2">
            <text:p>DOCKERS</text:p>
          </table:table-cell>
          <table:table-cell/>
        </table:table-row>
        <table:table-row table:style-name="ro1">
          <table:covered-table-cell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omman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 –version</text:p>
          </table:table-cell>
          <table:table-cell office:value-type="string">
            <text:p>To check the version of docker installed on your machine</text:p>
          </table:table-cell>
        </table:table-row>
        <table:table-row table:style-name="ro1">
          <table:table-cell office:value-type="string">
            <text:p>docker pull &lt;image name&gt;</text:p>
          </table:table-cell>
          <table:table-cell office:value-type="string">
            <text:p>To pull any image from docker hub</text:p>
          </table:table-cell>
        </table:table-row>
        <table:table-row table:style-name="ro1">
          <table:table-cell office:value-type="string">
            <text:p>dockers images</text:p>
          </table:table-cell>
          <table:table-cell office:value-type="string">
            <text:p>To check all images present in your machine</text:p>
          </table:table-cell>
        </table:table-row>
        <table:table-row table:style-name="ro1">
          <table:table-cell office:value-type="string">
            <text:p>docker search &lt;image name&gt;</text:p>
          </table:table-cell>
          <table:table-cell office:value-type="string">
            <text:p>To search for any image</text:p>
          </table:table-cell>
        </table:table-row>
        <table:table-row table:style-name="ro1">
          <table:table-cell office:value-type="string">
            <text:p>docker run &lt;image name&gt;</text:p>
          </table:table-cell>
          <table:table-cell office:value-type="string">
            <text:p>To run the image</text:p>
          </table:table-cell>
        </table:table-row>
        <table:table-row table:style-name="ro1">
          <table:table-cell office:value-type="string">
            <text:p>docker ps -a</text:p>
          </table:table-cell>
          <table:table-cell office:value-type="string">
            <text:p>To check status of docker images</text:p>
          </table:table-cell>
        </table:table-row>
        <table:table-row table:style-name="ro1">
          <table:table-cell office:value-type="string">
            <text:p>docker run –name &lt;conatinername you want&gt; -d &lt;image name&gt;</text:p>
          </table:table-cell>
          <table:table-cell office:value-type="string">
            <text:p>To run docker image with custom container name in detach mode</text:p>
          </table:table-cell>
        </table:table-row>
        <table:table-row table:style-name="ro1">
          <table:table-cell office:value-type="string">
            <text:p>docker run –name &lt;conatinername you want&gt; -it -d &lt;image name&gt;</text:p>
          </table:table-cell>
          <table:table-cell office:value-type="string">
            <text:p>To run docker image with custom container name in interative detach mode</text:p>
          </table:table-cell>
        </table:table-row>
        <table:table-row table:style-name="ro1">
          <table:table-cell office:value-type="string">
            <text:p>docker exec -it &lt;container name which is running&gt; </text:p>
          </table:table-cell>
          <table:table-cell office:value-type="string">
            <text:p>To get into running docker image</text:p>
          </table:table-cell>
        </table:table-row>
        <table:table-row table:style-name="ro1">
          <table:table-cell office:value-type="string">
            <text:p>docker inspect &lt;container name&gt;</text:p>
          </table:table-cell>
          <table:table-cell office:value-type="string">
            <text:p>To check or inspect any image status</text:p>
          </table:table-cell>
        </table:table-row>
        <table:table-row table:style-name="ro1">
          <table:table-cell office:value-type="string">
            <text:p>docker stop &lt;container name&gt;</text:p>
          </table:table-cell>
          <table:table-cell office:value-type="string">
            <text:p>To stop the docker image</text:p>
          </table:table-cell>
        </table:table-row>
        <table:table-row table:style-name="ro1">
          <table:table-cell office:value-type="string">
            <text:p>docker rm &lt;conatiner name / id / id 2char&gt;</text:p>
          </table:table-cell>
          <table:table-cell office:value-type="string">
            <text:p>To remove the docker container</text:p>
          </table:table-cell>
        </table:table-row>
        <table:table-row table:style-name="ro1">
          <table:table-cell office:value-type="string">
            <text:p>docker rmi &lt;image name&gt;</text:p>
          </table:table-cell>
          <table:table-cell office:value-type="string">
            <text:p>To remove the docker container image</text:p>
          </table:table-cell>
        </table:table-row>
        <table:table-row table:style-name="ro1">
          <table:table-cell office:value-type="string">
            <text:p>docker restart &lt;conatainer name&gt;</text:p>
          </table:table-cell>
          <table:table-cell office:value-type="string">
            <text:p>To restart docker 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table:number-columns-spanned="1" table:number-rows-spanned="2">
            <text:p>Build Docker Image</text:p>
          </table:table-cell>
          <table:table-cell/>
        </table:table-row>
        <table:table-row table:style-name="ro1">
          <table:covered-table-cell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#Create a folder of your project</text:p>
          </table:table-cell>
          <table:table-cell/>
        </table:table-row>
        <table:table-row table:style-name="ro1">
          <table:table-cell office:value-type="string">
            <text:p>#Create a 'Dockerfile'</text:p>
          </table:table-cell>
          <table:table-cell/>
        </table:table-row>
        <table:table-row table:style-name="ro1">
          <table:table-cell office:value-type="string">
            <text:p>#Create a programfile or code</text:p>
          </table:table-cell>
          <table:table-cell/>
        </table:table-row>
        <table:table-row table:style-name="ro1">
          <table:table-cell office:value-type="string">
            <text:p>docker built -t &lt;image name&gt;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05/15/2023</text:date>, <text:time>00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38S</meta:editing-duration>
    <meta:editing-cycles>16</meta:editing-cycles>
    <meta:generator>OpenOffice/4.1.13$Win32 OpenOffice.org_project/4113m1$Build-9810</meta:generator>
    <dc:date>2023-05-15T00:07:08.67</dc:date>
    <dc:creator>Rahul 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